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2A996A279E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Yu Gothic UI Semilight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-0.24cm" svg:y="3.478cm" svg:width="16.986cm" svg:height="18.018cm" draw:z-index="0"><draw:image xlink:href="Pictures/1000000000000282000002A996A279E8.jpg" xlink:type="simple" xlink:show="embed" xlink:actuate="onLoad"/></draw:frame>Schema a blocc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dice ed ordine degli argoment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3S</meta:editing-duration>
    <meta:editing-cycles>6</meta:editing-cycles>
    <meta:generator>OpenOffice/4.1.6$Win32 OpenOffice.org_project/416m1$Build-9790</meta:generator>
    <dc:date>2021-04-29T14:15:47.15</dc:date>
    <dc:creator>Siria Sannino</dc:creator>
    <meta:document-statistic meta:table-count="0" meta:image-count="1" meta:object-count="0" meta:page-count="2" meta:paragraph-count="2" meta:word-count="8" meta:character-count="48"/>
    <meta:user-defined meta:name="Info 1"/>
    <meta:user-defined meta:name="Info 2"/>
    <meta:user-defined meta:name="Info 3"/>
    <meta:user-defined meta:name="Info 4"/>
  </office:meta>
</office:document-meta>
</file>